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P74" style:family="paragraph" style:parent-style-name="Normale" style:master-page-name="MP0">
      <style:paragraph-properties style:page-number="auto" fo:break-before="page"/>
    </style:style>
    <style:style style:name="P75" style:family="paragraph" style:parent-style-name="Standard">
      <style:text-properties officeooo:paragraph-rsid="0056f552"/>
    </style:style>
    <style:style style:name="P76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7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P78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199c"/>
    </style:style>
    <style:style style:name="T17" style:family="text">
      <style:text-properties officeooo:rsid="000eec7e"/>
    </style:style>
    <style:style style:name="T18" style:family="text">
      <style:text-properties officeooo:rsid="0020982c"/>
    </style:style>
    <style:style style:name="T19" style:family="text">
      <style:text-properties officeooo:rsid="00076d8b"/>
    </style:style>
    <style:style style:name="T20" style:family="text">
      <style:text-properties fo:font-style="normal" fo:font-weight="normal" style:font-style-asian="normal" style:font-style-complex="normal"/>
    </style:style>
    <style:style style:name="T21" style:family="text">
      <style:text-properties style:font-name="Arial" fo:font-size="11pt" officeooo:rsid="00d2f3b4" style:font-size-asian="11pt" style:font-size-complex="11pt"/>
    </style:style>
    <style:style style:name="T22" style:family="text">
      <style:text-properties style:font-name="Arial" fo:font-size="11pt" officeooo:rsid="00daa6d0" style:font-size-asian="11pt" style:font-size-complex="11pt"/>
    </style:style>
    <style:style style:name="T23" style:family="text">
      <style:text-properties style:font-name="Arial" fo:font-size="11pt" officeooo:rsid="01a4d5e9" style:font-size-asian="11pt" style:font-size-complex="11pt"/>
    </style:style>
    <style:style style:name="T24" style:family="text">
      <style:text-properties style:font-name="Arial" fo:font-size="11pt" officeooo:rsid="0056f552" style:font-size-asian="11pt" style:font-size-complex="11pt"/>
    </style:style>
    <style:style style:name="T25" style:family="text">
      <style:text-properties officeooo:rsid="00d936c0"/>
    </style:style>
    <style:style style:name="T26" style:family="text">
      <style:text-properties officeooo:rsid="01a3414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74"/>
      <text:p text:style-name="P14">Ns. Rif. <text:user-field-get text:name="py3o.o.name">py3o.o.name</text:user-field-get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5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3">Oggetto: </text:span><text:span text:style-name="T13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ext:soft-page-break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7">UNIT.</text:span></text:p>
          </table:table-cell>
          <table:table-cell table:style-name="Tabella5.A1" office:value-type="string">
            <text:p text:style-name="P33">SC<text:span text:style-name="T17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18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18">preventivo</text:span> <text:span text:style-name="T16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7">UNIT.</text:span></text:p>
          </table:table-cell>
          <table:table-cell table:style-name="Tabella6.A1" office:value-type="string">
            <text:p text:style-name="P34">SC<text:span text:style-name="T17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0"><text:placeholder text:placeholder-type="text">&lt;if test="o.note"&gt;</text:placeholder></text:span><text:span text:style-name="T14"><text:placeholder text:placeholder-type="text">&lt;o.note&gt;</text:placeholder></text:span><text:span text:style-name="T20"><text:placeholder text:placeholder-type="text">&lt;/if&gt;</text:placeholder></text:span></text:p>
      <text:p text:style-name="P46">Pagamento: <text:span text:style-name="T19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soft-page-break/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9"/></text:span></text:p>
      <text:p text:style-name="P13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MP9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MP10" style:family="paragraph" style:parent-style-name="Standard">
      <style:text-properties officeooo:paragraph-rsid="0056f552"/>
    </style:style>
    <style:style style:name="MP11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MP1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MP1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4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5" style:family="paragraph" style:parent-style-name="Footer">
      <style:text-properties officeooo:paragraph-rsid="004c5054"/>
    </style:style>
    <style:style style:name="MP1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7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11pt" officeooo:rsid="00d2f3b4" style:font-size-asian="11pt" style:font-size-complex="11pt"/>
    </style:style>
    <style:style style:name="MT5" style:family="text">
      <style:text-properties style:font-name="Arial" fo:font-size="11pt" officeooo:rsid="00daa6d0" style:font-size-asian="11pt" style:font-size-complex="11pt"/>
    </style:style>
    <style:style style:name="MT6" style:family="text">
      <style:text-properties officeooo:rsid="00474f25"/>
    </style:style>
    <style:style style:name="MT7" style:family="text">
      <style:text-properties style:font-name="Arial" fo:font-size="11pt" officeooo:rsid="0056f552" style:font-size-asian="11pt" style:font-size-complex="11pt"/>
    </style:style>
    <style:style style:name="M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9" style:family="text">
      <style:text-properties style:font-name="Carlito" fo:font-size="8pt" style:font-size-asian="8pt" style:font-size-complex="8pt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2" style:family="text">
      <style:text-properties fo:color="#000000" style:text-position="0% 100%" fo:letter-spacing="-0.012cm" style:text-underline-style="none" style:font-name-complex="Lucida Sans"/>
    </style:style>
    <style:style style:name="M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.name" text:name="py3o.o.name"/>
        </text:user-field-decls>
        <text:p text:style-name="Header"><draw:frame draw:style-name="Mfr1" draw:name="image: asimage(background_image,size_x=2480,size_y=3508,)" text:anchor-type="paragraph" svg:x="-1cm" svg:y="-1cm" draw:z-index="3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7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a xlink:type="simple" xlink:href="py3o://for=%22obj%20in%20objects%22" text:style-name="Internet_20_link" text:visited-style-name="Visited_20_Internet_20_Link"><text:span text:style-name="MT4">for="obj in objects"</text:span></text:a></text:p>
        <text:p text:style-name="MP9"><text:a xlink:type="simple" xlink:href="py3o://with=%22lang=obj.partner_id.lang%20or%20'en_US'%22" text:style-name="Internet_20_link" text:visited-style-name="Visited_20_Internet_20_Link"><text:span text:style-name="MT4">with="lang=obj.partner_id.lang or 'en_US'"</text:span></text:a></text:p>
        <text:p text:style-name="MP10"><text:a xlink:type="simple" xlink:href="py3o://with=%22o=obj.with_context(lang=lang)%22" text:style-name="Internet_20_link" text:visited-style-name="Visited_20_Internet_20_Link">with="o=obj.with_context(lang=lang)"</text:a></text:p>
        <text:p text:style-name="MP9"><text:a xlink:type="simple" xlink:href="py3o://function=%22setLang(lang)%22" text:style-name="Internet_20_link" text:visited-style-name="Visited_20_Internet_20_Link"><text:span text:style-name="MT5">function="setLang(lang)"</text:span></text:a></text:p>
        <text:p text:style-name="MP11"><text:span text:style-name="MT6"><text:user-field-get text:name="py3o.o.name">py3o.o.name</text:user-field-get></text:span><text:span text:style-name="MT6"> - Pagina </text:span><text:page-number text:select-page="current">4</text:page-number> <text:span text:style-name="MT6">di </text:span><text:page-count>4</text:page-count></text:p>
        <text:p text:style-name="MP12"><text:a xlink:type="simple" xlink:href="py3o:///with" text:style-name="Internet_20_link" text:visited-style-name="Visited_20_Internet_20_Link"><text:span text:style-name="MT7">/with</text:span></text:a></text:p>
        <text:p text:style-name="MP12"><text:a xlink:type="simple" xlink:href="py3o:///for" text:style-name="Internet_20_link" text:visited-style-name="Visited_20_Internet_20_Link">/for</text:a></text:p>
      </style:header>
      <style:footer>
        <text:user-field-decls>
          <text:user-field-decl office:value-type="string" office:string-value="py3o.o.name" text:name="py3o.o.name"/>
        </text:user-field-decls>
        <text:p text:style-name="MP13"/>
        <text:p text:style-name="MP13"><text:span text:style-name="MT6"><text:user-field-get text:name="py3o.o.name">py3o.o.name</text:user-field-get></text:span><text:span text:style-name="MT6"> - Pagina </text:span><text:page-number text:select-page="current">4</text:page-number> <text:span text:style-name="MT6">di </text:span><text:page-count>4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4">Iscrizione Registro Imprese di Perugia Nr <text:span text:style-name="MT8"><text:placeholder text:placeholder-type="text">&lt;company.partner_id.rea_code&gt;</text:placeholder></text:span></text:p>
              <text:p text:style-name="MP15"><text:span text:style-name="Car._20_predefinito_20_paragrafo"><text:span text:style-name="MT9">Cap. Sociale </text:span></text:span><text:span text:style-name="Car._20_predefinito_20_paragrafo"><text:span text:style-name="MT10"><text:placeholder text:placeholder-type="text">&lt;company.currency_id.symbol&gt;</text:placeholder></text:span></text:span><text:span text:style-name="Car._20_predefinito_20_paragrafo"><text:span text:style-name="MT11"> </text:span></text:span><text:span text:style-name="Car._20_predefinito_20_paragrafo"><text:span text:style-name="MT10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6">Tel:<text:tab/>+39<text:span text:style-name="MT12"><text:placeholder text:placeholder-type="text">&lt;company.partner_id.phone&gt;</text:placeholder></text:span></text:p>
              <text:p text:style-name="MP17"><text:span text:style-name="Car._20_predefinito_20_paragrafo"><text:span text:style-name="MT13">Web:<text:tab/></text:span></text:span><text:span text:style-name="Collegamento_20_ipertestuale"><text:span text:style-name="MT14"><text:placeholder text:placeholder-type="text">&lt;company.partner_id.website&gt;</text:placeholder></text:span></text:span></text:p>
              <text:p text:style-name="MP17"><text:span text:style-name="Car._20_predefinito_20_paragrafo"><text:span text:style-name="MT13">Email:<text:tab/></text:span></text:span><text:span text:style-name="Car._20_predefinito_20_paragrafo"><text:span text:style-name="MT14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05:48.391000000</dc:date>
    <meta:print-date>2015-10-01T17:14:00Z</meta:print-date>
    <meta:editing-cycles>79</meta:editing-cycles>
    <meta:editing-duration>PT21H59M19S</meta:editing-duration>
    <meta:document-statistic meta:table-count="7" meta:image-count="0" meta:object-count="0" meta:page-count="4" meta:paragraph-count="85" meta:word-count="218" meta:character-count="2448" meta:non-whitespace-character-count="2282"/>
    <meta:template xlink:type="simple" xlink:actuate="onRequest" xlink:title="" xlink:href="Normal"/>
  </office:meta>
</office:document-meta>
</file>